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paragraph-rsid="001d0ec5" style:font-weight-asian="normal" style:font-weight-complex="normal"/>
    </style:style>
    <style:style style:name="P2" style:family="paragraph" style:parent-style-name="Standard">
      <style:text-properties fo:font-weight="normal" officeooo:paragraph-rsid="0021d742" style:font-weight-asian="normal" style:font-weight-complex="normal"/>
    </style:style>
    <style:style style:name="P3" style:family="paragraph" style:parent-style-name="Standard">
      <style:text-properties officeooo:paragraph-rsid="001d0ec5"/>
    </style:style>
    <style:style style:name="P4" style:family="paragraph" style:parent-style-name="Standard">
      <style:text-properties officeooo:paragraph-rsid="001ea172"/>
    </style:style>
    <style:style style:name="P5" style:family="paragraph" style:parent-style-name="Text_20_body">
      <style:text-properties fo:font-weight="normal" officeooo:paragraph-rsid="001d0ec5" style:font-weight-asian="normal" style:font-weight-complex="normal"/>
    </style:style>
    <style:style style:name="P6" style:family="paragraph" style:parent-style-name="Text_20_body">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ea172" style:font-weight-asian="normal" style:font-weight-complex="normal"/>
    </style:style>
    <style:style style:name="T3" style:family="text">
      <style:text-properties officeooo:rsid="001db8e5"/>
    </style:style>
    <style:style style:name="T4" style:family="text">
      <style:text-properties officeooo:rsid="001ea1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VIDIA Corporation stands among the leading actors in the tech industry, with headquarters in Santa Clara, California. Founded in 1993, this company designs and manufactures Graphics Processing Units, popularly referred to as GPUs, which are used in data centers, gaming, professional visualization, and automotive systems. Over the past years, NVIDIA has been making almost incredible strides in the deep learning, artificial intelligence, and HPC domains, evolving as a world leader. Currently, more than a quarter of the GPU market share stems from NVIDIA. NVIDIA has, over time, highlighted itself at the leading edge of innovation for some major sectors: gaming, automobiles, and healthcare, among others, finding itself at the top of the chain with regard to artificial intelligence and machine learning.</text:p>
      <text:p text:style-name="P5">The biggest challenge that NVIDIA faced was the increasing demand for the need of high-power processors that could run complex deep learning and AI workloads. Traditional Central Processing Units were not designed to meet the required parallel processing needs of these emerging technologies; performance bottlenecks and inefficiencies arose. This was, however, a serious threat to the market lead enjoyed by NVIDIA because the demand for changed technology had increased the need for hardware solution specialization. NVIDIA has needed to overcome this challenge in order to maintain its leadership in the semiconductor sector and exploit the emergent AI market for increased value.</text:p>
      <text:p text:style-name="P5">Indeed, in response to this challenge, Nvidia had been working on special-purpose GPUs dedicated to AI and deep learning. Besides that, the corporation released the CUDA parallel computing platform for GPU. Indeed, CUDA allowed programmers to use Nvidia's GPUs for general-purpose computing-that turned out so much more efficient in performing a lot of tasks involving AI and machine learning. Furthermore, NVIDIA introduced Tensor Cores-specialized processing units inside its GPUs-which will also hasten some operations involving the use of artificial intelligence. High-performance AI computing systems include the NVIDIA DGX Systems, and such steps forward on their part offered unequalled processing capability to perform AI research and development.</text:p>
      <text:p text:style-name="P5">The adoption of such technologies had a cascading effect on the operations of NVIDIA and its contributory share in the industry. NVIDIA's parallel-processing GPUs greatly increased the efficiency and speed of the AI and deep learning processes. For example, this equated to a reduction in training time and allows developers to create increasingly complex models. With its applications in data centers, driverless cars, healthcare, and many other fields, the breakthrough kept NVIDIA's hardware as an industry standard for creating and deploying AI models. The company's DRIVE platform has been instrumental in developing systems for autonomous driving and uses GPUs to interpret vast amounts of sensor information in real time. In gaming and visualization, NVIDIA's RTX GPUs fuel realistic graphics and better gaming thanks to AI and real-time ray tracing.</text:p>
      <text:p text:style-name="P5">These developments immediately made NVIDIA the industry leader in AI infrastructure. The revenues started to rise sharply due to data centers and AI-related products. In the long run, NVIDIA's innovations have changed not only the semiconductor market but also had a global impact on the development of AI technology. Extending into new areas of the data center, health care, and driverless cars, the competitive advantage so developed has helped NVIDIA to become the major force within these developing sectors, and it has managed to keep that advantage against any new entrant.</text:p>
      <text:p text:style-name="P5"><text:soft-page-break/>Exponential growth regarding data center revenue can be one of the measurable outcomes of strategic decisions for NVIDIA; this indeed contributes in exponential growth to its aggregate financial results. NVIDIA still leads the industry in both professional and gaming applications of GPU by a long shot. In part, other companies have been spurred to develop specialized processors for AI applications, among others, because of the success NVIDIA has seen, further underlining the need there is for specialized hardware to advance computing technology. The development of CUDA and the surrounding software ecosystem has shown how integral software-hardware interaction is to technological advancement.</text:p>
      <text:p text:style-name="P5">The key lesson to be learned from the case of NVIDIA by other companies is the need for continuous investments in research and development to stay ahead of the curve in fast-changing industries. Businesses should focus on identifying and investing in state-of-the-art technologies, the same way NVIDIA took a lead in AI and deep learning. Creating an engaging ecosystem around the key offerings of the business creates long-term value and adoption. Graphs showing the increase in NVIDIA's revenue, market share, the effect of AI on their business, among other visual aids, must be employed in effectively illustrating the said analysis. Case studies are further supported that show specific areas where the technology provided by NVIDIA has made a big difference in, such as autonomous cars or healthcare. The extended summary hereby can be used to present a detailed report or presentation so that one may get a clear picture of how NVIDIA has overcome major obstacles with the help of technology to propel its progress.</text:p>
      <text:p text:style-name="P1">------------------------------------------------------------------------------------------------------------------------</text:p>
      <text:p text:style-name="P2">CRED is an Indian finance startup that was launched by Kunal Shah in 2018. It is primarily a financial company that rewards its consumers for paying on-time credit card bills. If anything, the pace with which CRED has gained a reputation for itself within the Indian market is, in fact, an issue its disruptive way of integration of financial management with certain privileges of lifestyle puts it in the ranks among the top companies within the fintech space. Their primary product is a mobile app from which their customers can track expenditure, manage multiple credit cards, and get rewards upon payment made on time. Thus, CRED approaches its consumers' engagement and loyalty in quite a different way compared to most financial service providers, hence earning it such a distinguished reputation in the sector.</text:p>
      <text:p text:style-name="P2"/>
      <text:p text:style-name="P2">CRED was built around one important problem that credit card users in India were facing-lack of incentives and awareness regarding timely payment of credit cards. Before the emergence of CRED, many credit card users had to work hard to keep track of a number of cards, pay their bills on time, and avoid late fees. The issue was also exacerbated because there did not exist an easy-to-use platform which could streamline credit card administration and provide real motivation for financial discipline. This was a major problem because it had kept the consumers stressed out by financial perspectives and has prevented the market from experiencing a surge in an appropriate level of credit utilization. The issue had to be addressed by CRED as its objective was to develop a platform that, while it promotes financial literacy, also encourages on-time payments through its unique incentive-based mechanism.</text:p>
      <text:p text:style-name="P2"/>
      <text:p text:style-name="P2">CRED's creative use of technology-development of its mobile app-was the base of its solution to this problem. The software uses machine learning and big data analytics to provide personalized insights to users on their usage of credit and what they are spending on. Due to integrations with various credit card companies, it is pretty easy for users to manage all their credit cards in one place using the CRED platform. The reward system of the application is really one of the most exciting features, wherein there are "CRED coins" that one gets for paying their credit card bills on time. You can redeem these coins for a lot of privileges like deals, discounts, and special accesses at <text:soft-page-break/>events. CRED also makes sure that consumers never forget a due payment date through AI-driven algorithms that send out warnings and reminders in advance of when it's due. These technologies further encouraged consumers to be financially responsible, in addition to making the administration of credit cards friendlier and more fun.</text:p>
      <text:p text:style-name="P2"/>
      <text:p text:style-name="P2">The launch of CRED has caused a ripple effect on this business and the financial ecosystem in India as a whole. In the short run, CRED was able to garner a sizable and active customer base comprising affluent and tech-savvy users who resonated with the app's value proposition and its slick interface. In addition to encouraging positive financial habits and ensuring customer loyalty, the incentive-based model also reduced instances of late payment and resulted in better credit scores for a large number of customers. Over time, CRED has emerged as a frontrunner in the Indian fintech space by expanding its product suite into peer-to-peer lending platform CRED Mint and e-commerce payment gateway CRED Pay. These expansions have further diversified the revenue streams for the company while strengthening its competitive advantage in the sector. Key measurables would include leading market share within the premium fintech category, rapid user acquisition, and high-engagement metrics.</text:p>
      <text:p text:style-name="P2"/>
      <text:p text:style-name="P2">The CRED journey can therefore be taken as an example for other companies to learn from, particularly in the fintech segment. First and foremost, it goes on to highlight the finding of certain pain points of consumers about finance, which indeed need solving, such as how credit card management tools are woefully poor. The success of CRED also serves as proof of the reward-based model for better customer loyalty and engagement, when hitched with the latest technologies such as AI and big data analytics. To other businesses, the strategy of CRED spoke volumes on how vital the need was to have a seamless and gratifying user experience if one was to thrive in a highly competitive market. But more broadly, the ramifications of CRED's innovations are that lifestyle benefits in addition to financial services can foster better client retention and fiscal discipline-hence, a model for success in the rapidly changing world of FinTech.</text:p>
      <text:p text:style-name="P2">------------------------------------------------------------------------------------------------------------------------</text:p>
      <text:p text:style-name="P6">Oral-B, part of Procter &amp; Gamble, is one of the most recognizable names in oral care and was founded in 1950. It had been at the forefront of introducing new technologies in dental hygiene. Oral-B, with its commitment to improving oral health, known around the globe, developed its brand name initially with toothbrushes but has evolved and adapted to changing customers' needs due to improvements in technology. The company viewed the wrong methods of brushing and other irregular oral hygiene practices that might result in some major dental problems such as caries, periodontal diseases, and bad mouth odors as a big challenge. Even though high-quality toothbrushes were available, many users still faced problems regarding good oral hygiene. This was mainly because they could not get specific coaching or feedback regarding their brushing habits.</text:p>
      <text:p text:style-name="P6">Oral-B seized the chance to solve this issue with the help of technology, thereby driving the creation of smart toothbrushes featuring innovative capabilities. By capitalizing on sensors, Bluetooth connectivity, and even AI, the introduction of smart toothbrushes, especially, signaled a quantum jump into professional dentistry. They have been engineered to track users' tooth-brushing habits in real time and offer personalized suggestions and feedback using an app associated with the smartphone to which they are linked. The sensors in the brush track a number of parameters, such as time spent brushing, pressure applied, and coverage over a number of oral regions. This triggers AI algorithms assessing the data and prescribing the user with practical recommendations that could help users improve their way of brushing to ensure total dental care.</text:p>
      <text:p text:style-name="P6">This is a technological development that has influenced this trend so much. Smart Oral-B toothbrushes have made oral hygiene more interesting and educative to a great extent, thereby <text:soft-page-break/>raising user engagement for a considerable period of time. Users get instant feedback showing how they need to change their brushing habits to improve their dental health outcomes. This kind of innovation has, over time, enhanced Oral-B's competitive positioning and made the company a leader in the integration of technology into personal hygiene products. Considering the success of such smart toothbrushes, Oral-B can gain some additional revenues, as it continues to develop its line of connected dental care products.</text:p>
      <text:p text:style-name="P6">The strategy that Oral-B has pursued has broader ramifications on the dental care industry and has raised the bar on how technology can be leveraged to encourage healthy living. From this perspective, the success of Oral-B could serve as a model for other companies involved in personal care and healthcare businesses. Of particular importance is integrating cutting-edge technology to make the products work better and improve user experience. Oral-B, by focusing on innovation and user-oriented design, solved one of the most major issues in oral hygiene and cleared the way for further development in the sector, proving how technology plays a crucial role in managing daily health.</text:p>
      <text:p text:style-name="P6">------------------------------------------------------------------------------------------------------------------------</text:p>
      <text:p text:style-name="Text_20_body">Elon Musk founded Starlink, one of the projects of the SpaceX company, involving constellations for satellite internet. In its core, its purpose is to deliver broadband internet speed with low latency to any location around the world, but most so in the isolated and underprivileged places. Starlink, founded in 2015 by Elon Musk, was to develop a constellation of satellites globally that would provide reliable internet services in places that lacked traditional infrastructure or where it is unreliable. This huge endeavor is part of the big plan of SpaceX to reduce the digital gap and make the internet more accessible.</text:p>
      <text:p text:style-name="Text_20_body">Problem Identification: The major problem that Starlink tries to overcome is the global lack of reliable internet access in rural and remote areas. The huge cost and logistical challenges are often reason enough for regular internet service providers to expand infrastructure-like fiber-optic cables-to those places. A digital divide like this has bigger implications for the openness of economic, educational, and informational opportunities. Many people in these depressed areas are on very poor, incidental, or no internet connectivity at all, greatly reducing the level of access these people can have to the digital economy.</text:p>
      <text:p text:style-name="Text_20_body">Starlink's internet-from-space service aims to fix that by launching a constellation of satellites in low Earth orbit-much nearer the surface of the planet than traditional geostationary satellites can manage. Those satellites could provide better speeds and lower latency because of lower altitudes-a more regular broadband, in other words. Each satellite communicates directly with a user terminal and gateway on the ground, eliminating major ground infrastructure that would be required to bring high-speed internet straight to the customer. Equipped with phased array antennas and advanced signal processing software, the satellites making up the Starlink constellation seamlessly hand off from one satellite to another as they cross the sky, maintaining constant connectivity. Along with that, it has also designed and developed ground terminals that are user-friendly, sometime referred to as "Starlink dishes," which can easily be installed without much hassle and can self-align with their signal from above them.</text:p>
      <text:p text:style-name="Text_20_body">Impact Analysis: Already, Starlink has started to make a significant short-term impact by giving areas that were previously little to no access to high-speed internet. Early adopters in rural areas have reported significant gains in their internet speeds; previously daunting or impossible tasks, like <text:soft-page-break/>streaming, video conferencing, and online learning, are viable. Eventually, it may well change how people around the world access the Internet via high-speed connections to billions of people. Global healthcare, education, and economic development might change because of it. Additionally, Starlink is pushing the frontiers of space-based technology and forcing innovation and better quality of services from current ISPs by creating a new market in satellite-based Internet service.</text:p>
      <text:p text:style-name="Text_20_body">What was learned from this was that success is a proof that Starlink creates a difference in some of the most complex problems of the world through the use of creativity. This venture has proved that the deployment of state-of-the-art technology, including low-Earth orbit satellites, will overcome the limitations to infrastructure and scaling, as well as working effectively and efficiently. On their part, businesses can learn a number of things from the Starlink approach through researching ways in which emerging technologies may be used to solve a long-standing challenge. Starlink is also growing rapidly to build up and deploy the satellite network. In such lofty objectives being realized, the importance of iterative deployment and development is usually stressed. Probably foremost among the many features of Starlink are a set of ground terminals that really make that point in terms of accessibility and user experience design for technology solutions. With Starlink, there is a strong example of how technology can bridge the gap between innovation and inclusivity, with its continuous growth in constellation, upgrading of services that bring benefits accruing from the digital age to the farthest corners of the world. This will provide insightful information to other companies that seek to use technology in solving global problems and making meaningful contributions to socie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4T22:54:56.232196284</meta:creation-date>
    <dc:date>2024-09-04T23:41:49.125851467</dc:date>
    <meta:editing-duration>PT3M36S</meta:editing-duration>
    <meta:editing-cycles>1</meta:editing-cycles>
    <meta:document-statistic meta:table-count="0" meta:image-count="0" meta:object-count="0" meta:page-count="5" meta:paragraph-count="24" meta:word-count="2705" meta:character-count="17988" meta:non-whitespace-character-count="15307"/>
    <meta:generator>LibreOffice/24.2.5.2$Linux_X86_64 LibreOffice_project/d6e8b0f3fc6e8af2b00cf4969fd0d2fa45b9a62e</meta:generator>
  </office:meta>
</office:document-meta>
</file>